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a14af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6" style:family="paragraph" style:parent-style-name="Text_20_body">
      <style:text-properties style:font-name="Arial" officeooo:rsid="0014756d" officeooo:paragraph-rsid="0014756d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able_20_Contents" style:list-style-name="L1">
      <style:paragraph-properties fo:text-align="start" style:justify-single-word="false"/>
      <style:text-properties style:font-name="Arial" officeooo:rsid="00282875" officeooo:paragraph-rsid="00282875"/>
    </style:style>
    <style:style style:name="P9" style:family="paragraph" style:parent-style-name="Table_20_Contents" style:list-style-name="L2">
      <style:text-properties style:font-name="Arial" officeooo:rsid="00282875" officeooo:paragraph-rsid="00282875"/>
    </style:style>
    <style:style style:name="T1" style:family="text">
      <style:text-properties officeooo:rsid="00232872"/>
    </style:style>
    <style:style style:name="T2" style:family="text">
      <style:text-properties fo:font-weight="bold" officeooo:rsid="00214670" style:font-weight-asian="bold" style:font-weight-complex="bold"/>
    </style:style>
    <style:style style:name="T3" style:family="text">
      <style:text-properties fo:font-weight="bold" officeooo:rsid="00282875" style:font-weight-asian="bold" style:font-weight-complex="bold"/>
    </style:style>
    <style:style style:name="T4" style:family="text">
      <style:text-properties officeooo:rsid="00214670"/>
    </style:style>
    <style:style style:name="T5" style:family="text">
      <style:text-properties officeooo:rsid="00282875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3">4</text:span></text:p>
          </table:table-cell>
          <table:table-cell table:style-name="Tabelle4.A1" office:value-type="string">
            <text:p text:style-name="P3">Element: <text:span text:style-name="T3">7</text:span></text:p>
          </table:table-cell>
          <table:table-cell table:style-name="Tabelle4.C1" office:value-type="string">
            <text:p text:style-name="P3">Title: <text:span text:style-name="T2">Assignment </text:span><text:span text:style-name="T3">4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4">This can be either a short video or just textual instructions</text:span></text:p>
            <text:p text:style-name="P3"/>
          </table:table-cell>
          <table:covered-table-cell/>
          <table:covered-table-cell/>
        </table:table-row>
      </table:table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5">Assignment <text:span text:style-name="T5">4</text:span></text:p>
          </table:table-cell>
          <table:table-cell table:style-name="Tabelle1.C2" office:value-type="string">
            <text:list xml:id="list3313718089965947955" text:style-name="L1">
              <text:list-item>
                <text:p text:style-name="P8">Multiply the numbers from 1 to 5 with a multiplier you get from the user</text:p>
              </text:list-item>
              <text:list-item>
                <text:p text:style-name="P8">Store the values in an array</text:p>
              </text:list-item>
              <text:list-item>
                <text:p text:style-name="P8">Print the first and the last element of the array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5">Assignment <text:span text:style-name="T5">4</text:span></text:p>
          </table:table-cell>
          <table:table-cell table:style-name="Tabelle1.C3" office:value-type="string">
            <text:list xml:id="list7567098258990857712" text:style-name="L2">
              <text:list-item>
                <text:p text:style-name="P9">Hints:</text:p>
              </text:list-item>
              <text:list-item>
                <text:p text:style-name="P9">Use a for loop to store the values in the array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a14af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9M4S</meta:editing-duration>
    <meta:editing-cycles>15</meta:editing-cycles>
    <meta:generator>LibreOffice/5.1.2.2$Windows_x86 LibreOffice_project/d3bf12ecb743fc0d20e0be0c58ca359301eb705f</meta:generator>
    <dc:date>2017-08-07T21:14:11.261000000</dc:date>
    <meta:document-statistic meta:table-count="2" meta:image-count="1" meta:object-count="0" meta:page-count="1" meta:paragraph-count="17" meta:word-count="91" meta:character-count="515" meta:non-whitespace-character-count="398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